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835" officeooo:paragraph-rsid="0012f835" style:font-weight-asian="bold" style:font-weight-complex="bold"/>
    </style:style>
    <style:style style:name="P2" style:family="paragraph" style:parent-style-name="Standard">
      <style:text-properties fo:font-weight="bold" officeooo:rsid="00147f26" officeooo:paragraph-rsid="00147f26" style:font-weight-asian="bold" style:font-weight-complex="bold"/>
    </style:style>
    <style:style style:name="P3" style:family="paragraph" style:parent-style-name="Standard">
      <style:text-properties fo:font-weight="bold" officeooo:rsid="0017f93c" officeooo:paragraph-rsid="0017f93c" style:font-weight-asian="bold" style:font-weight-complex="bold"/>
    </style:style>
    <style:style style:name="P4" style:family="paragraph" style:parent-style-name="Standard">
      <style:text-properties fo:font-weight="normal" officeooo:rsid="0012f835" officeooo:paragraph-rsid="0012f835" style:font-weight-asian="normal" style:font-weight-complex="normal"/>
    </style:style>
    <style:style style:name="P5" style:family="paragraph" style:parent-style-name="Standard">
      <style:text-properties fo:font-weight="normal" officeooo:rsid="00147f26" officeooo:paragraph-rsid="00147f26" style:font-weight-asian="normal" style:font-weight-complex="normal"/>
    </style:style>
    <style:style style:name="P6" style:family="paragraph" style:parent-style-name="Standard">
      <style:text-properties fo:font-weight="normal" officeooo:rsid="0017f93c" officeooo:paragraph-rsid="0017f93c" style:font-weight-asian="normal" style:font-weight-complex="normal"/>
    </style:style>
    <style:style style:name="P7" style:family="paragraph" style:parent-style-name="Standard">
      <style:text-properties fo:font-style="normal" fo:font-weight="normal" officeooo:rsid="0017f93c" officeooo:paragraph-rsid="0017f93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normal" fo:font-weight="bold" officeooo:rsid="001bb8d7" officeooo:paragraph-rsid="001bb8d7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208ca9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23c5e6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fo:font-weight="bold" officeooo:rsid="00259e28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fo:font-weight="bold" officeooo:rsid="00275924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fo:font-weight="bold" officeooo:rsid="00280c10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size="12pt" fo:font-style="normal" fo:font-weight="bold" officeooo:rsid="0029d136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font-size="12pt" fo:font-style="normal" fo:font-weight="bold" officeooo:rsid="002f4e57" officeooo:paragraph-rsid="002f4e57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size="12pt" fo:font-style="normal" fo:font-weight="bold" officeooo:rsid="002f4e57" officeooo:paragraph-rsid="0033c7b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2pt" fo:font-style="normal" fo:font-weight="bold" officeooo:rsid="003160c4" officeooo:paragraph-rsid="003160c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font-size="12pt" fo:font-style="normal" fo:font-weight="bold" officeooo:rsid="0033c7b2" officeooo:paragraph-rsid="0033c7b2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fo:font-weight="bold" officeooo:rsid="00390d0f" officeooo:paragraph-rsid="00390d0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size="12pt" fo:font-style="normal" fo:font-weight="bold" officeooo:rsid="00390d0f" officeooo:paragraph-rsid="0039c880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font-size="12pt" fo:font-style="normal" fo:font-weight="bold" officeooo:rsid="00451952" officeooo:paragraph-rsid="0045195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fo:font-weight="bold" officeooo:rsid="004a6d87" officeooo:paragraph-rsid="004a6d87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bold" officeooo:rsid="002a4040" officeooo:paragraph-rsid="002a404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size="12pt" fo:font-style="normal" fo:font-weight="bold" officeooo:rsid="0039c880" officeooo:paragraph-rsid="0039c880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fo:font-weight="normal" officeooo:rsid="001bb8d7" officeooo:paragraph-rsid="001bb8d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1bb8d7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1bb8d7" officeooo:paragraph-rsid="002f4e5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259e28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08ca9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1ea984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23c5e6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75924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280c10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29d136" officeooo:paragraph-rsid="002a404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2f4e57" officeooo:paragraph-rsid="002f4e5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fo:font-weight="normal" officeooo:rsid="0032978b" officeooo:paragraph-rsid="0032978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fo:font-weight="normal" officeooo:rsid="0033c7b2" officeooo:paragraph-rsid="0033c7b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5d61a" officeooo:paragraph-rsid="0035d61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5d61a" officeooo:paragraph-rsid="0037d57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37d57b" officeooo:paragraph-rsid="0037d57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390d0f" officeooo:paragraph-rsid="00390d0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390d0f" officeooo:paragraph-rsid="0039c88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00%"/>
      <style:text-properties fo:font-size="12pt" fo:font-style="normal" fo:font-weight="normal" officeooo:rsid="0039c880" officeooo:paragraph-rsid="0039c88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451952" officeooo:paragraph-rsid="00451952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1afe0" officeooo:paragraph-rsid="003160c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20pt" fo:font-style="normal" fo:font-weight="bold" officeooo:rsid="001bb8d7" officeooo:paragraph-rsid="002dddee" style:font-size-asian="17.5pt" style:font-style-asian="normal" style:font-weight-asian="bold" style:font-size-complex="20pt" style:font-style-complex="normal" style:font-weight-complex="bold"/>
    </style:style>
    <style:style style:name="P47" style:family="paragraph" style:parent-style-name="Standard">
      <style:text-properties fo:font-size="20pt" fo:font-style="normal" fo:font-weight="bold" officeooo:rsid="002f4e57" officeooo:paragraph-rsid="002f4e57" style:font-size-asian="17.5pt" style:font-style-asian="normal" style:font-weight-asian="bold" style:font-size-complex="20pt" style:font-style-complex="normal" style:font-weight-complex="bold"/>
    </style:style>
    <style:style style:name="P48" style:family="paragraph" style:parent-style-name="Standard">
      <style:text-properties fo:font-size="20pt" fo:font-style="normal" fo:font-weight="bold" officeooo:rsid="0032978b" officeooo:paragraph-rsid="0032978b" style:font-size-asian="17.5pt" style:font-style-asian="normal" style:font-weight-asian="bold" style:font-size-complex="20pt" style:font-style-complex="normal" style:font-weight-complex="bold"/>
    </style:style>
    <style:style style:name="P49" style:family="paragraph" style:parent-style-name="Standard">
      <style:text-properties fo:font-size="20pt" fo:font-style="normal" fo:font-weight="bold" officeooo:rsid="0037d57b" officeooo:paragraph-rsid="0037d57b" style:font-size-asian="17.5pt" style:font-style-asian="normal" style:font-weight-asian="bold" style:font-size-complex="20pt" style:font-style-complex="normal" style:font-weight-complex="bold"/>
    </style:style>
    <style:style style:name="P50" style:family="paragraph" style:parent-style-name="Standard">
      <style:paragraph-properties fo:line-height="100%"/>
      <style:text-properties fo:font-size="20pt" fo:font-style="normal" fo:font-weight="bold" officeooo:rsid="0037d57b" officeooo:paragraph-rsid="0039c880" style:font-size-asian="17.5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style:paragraph-properties fo:break-before="page"/>
      <style:text-properties fo:font-size="20pt" fo:font-style="normal" fo:font-weight="bold" officeooo:rsid="001bb8d7" officeooo:paragraph-rsid="001bb8d7" style:font-size-asian="17.5pt" style:font-style-asian="normal" style:font-weight-asian="bold" style:font-size-complex="20pt" style:font-style-complex="normal" style:font-weight-complex="bold"/>
    </style:style>
    <style:style style:name="P52" style:family="paragraph" style:parent-style-name="Standard">
      <style:paragraph-properties fo:break-before="page"/>
      <style:text-properties fo:font-size="20pt" fo:font-style="normal" fo:font-weight="bold" officeooo:rsid="001bb8d7" officeooo:paragraph-rsid="002a4040" style:font-size-asian="17.5pt" style:font-style-asian="normal" style:font-weight-asian="bold" style:font-size-complex="20pt" style:font-style-complex="normal" style:font-weight-complex="bold"/>
    </style:style>
    <style:style style:name="P53" style:family="paragraph" style:parent-style-name="Standard">
      <style:paragraph-properties fo:break-before="page"/>
      <style:text-properties fo:font-size="20pt" fo:font-style="normal" fo:font-weight="bold" officeooo:rsid="00208ca9" officeooo:paragraph-rsid="002a4040" style:font-size-asian="17.5pt" style:font-style-asian="normal" style:font-weight-asian="bold" style:font-size-complex="20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20pt" fo:font-style="normal" fo:font-weight="bold" officeooo:rsid="002f4e57" officeooo:paragraph-rsid="002f4e57" style:font-size-asian="17.5pt" style:font-style-asian="normal" style:font-weight-asian="bold" style:font-size-complex="20pt" style:font-style-complex="normal" style:font-weight-complex="bold"/>
    </style:style>
    <style:style style:name="P55" style:family="paragraph" style:parent-style-name="Standard">
      <style:paragraph-properties fo:break-before="page"/>
      <style:text-properties fo:font-size="20pt" fo:font-weight="bold" officeooo:rsid="00164f2d" officeooo:paragraph-rsid="002a4040" style:font-size-asian="17.5pt" style:font-weight-asian="bold" style:font-size-complex="20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ize="20pt" fo:font-style="normal" fo:font-weight="bold" officeooo:rsid="003adb44" officeooo:paragraph-rsid="003adb44" style:font-size-asian="17.5pt" style:font-style-asian="normal" style:font-weight-asian="bold" style:font-size-complex="20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size="20pt" fo:font-style="normal" fo:font-weight="bold" officeooo:rsid="0047e8fc" officeooo:paragraph-rsid="0047e8fc" style:font-size-asian="17.5pt" style:font-style-asian="normal" style:font-weight-asian="bold" style:font-size-complex="20pt" style:font-style-complex="normal" style:font-weight-complex="bold"/>
    </style:style>
    <style:style style:name="P58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39c880" officeooo:paragraph-rsid="0039c88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3adb44" officeooo:paragraph-rsid="003adb4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3c00a7" officeooo:paragraph-rsid="003c00a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3e07ab" officeooo:paragraph-rsid="003e07a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40007e" officeooo:paragraph-rsid="0040007e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44168e" officeooo:paragraph-rsid="0044168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47e8fc" officeooo:paragraph-rsid="0047e8fc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normal" officeooo:rsid="004c4dc0" officeooo:paragraph-rsid="004c4dc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fo:font-size="12pt" fo:font-style="normal" fo:font-weight="bold" officeooo:rsid="004c4dc0" officeooo:paragraph-rsid="004c4dc0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paragraph-properties fo:margin-top="0cm" fo:margin-bottom="0cm" loext:contextual-spacing="false" fo:line-height="100%"/>
      <style:text-properties officeooo:paragraph-rsid="0039c880"/>
    </style:style>
    <style:style style:name="P68" style:family="paragraph" style:parent-style-name="Text_20_body">
      <style:paragraph-properties fo:margin-top="0cm" fo:margin-bottom="0cm" loext:contextual-spacing="false" fo:line-height="100%"/>
      <style:text-properties officeooo:paragraph-rsid="004c4dc0"/>
    </style:style>
    <style:style style:name="P69" style:family="paragraph" style:parent-style-name="Text_20_body">
      <style:paragraph-properties fo:margin-top="0cm" fo:margin-bottom="0cm" loext:contextual-spacing="false" fo:line-height="100%"/>
      <style:text-properties fo:font-weight="normal" officeooo:rsid="0039c880" officeooo:paragraph-rsid="0039c880" style:font-weight-asian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fo:font-weight="normal" officeooo:rsid="004c4dc0" officeooo:paragraph-rsid="004c4dc0" style:font-weight-asian="normal" style:font-weight-complex="normal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fo:font-weight="normal" officeooo:rsid="004c5e14" officeooo:paragraph-rsid="004c5e14" style:font-weight-asian="normal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00%"/>
      <style:text-properties fo:font-weight="normal" officeooo:rsid="005087ae" officeooo:paragraph-rsid="005087ae" style:font-weight-asian="normal" style:font-weight-complex="normal"/>
    </style:style>
    <style:style style:name="P73" style:family="paragraph" style:parent-style-name="Text_20_body">
      <style:paragraph-properties fo:margin-top="0cm" fo:margin-bottom="0cm" loext:contextual-spacing="false" fo:line-height="100%"/>
      <style:text-properties fo:font-weight="bold" officeooo:rsid="0039c880" officeooo:paragraph-rsid="0039c880" style:font-weight-asian="bold" style:font-weight-complex="bold"/>
    </style:style>
    <style:style style:name="P74" style:family="paragraph" style:parent-style-name="Standard">
      <style:text-properties fo:font-size="12pt" fo:font-style="normal" fo:font-weight="normal" officeooo:rsid="00451952" officeooo:paragraph-rsid="0045195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f7be" style:font-weight-asian="normal" style:font-weight-complex="normal"/>
    </style:style>
    <style:style style:name="T3" style:family="text">
      <style:text-properties fo:font-weight="normal" officeooo:rsid="0031afe0" style:font-weight-asian="normal" style:font-weight-complex="normal"/>
    </style:style>
    <style:style style:name="T4" style:family="text">
      <style:text-properties fo:font-weight="normal" officeooo:rsid="0033c7b2" style:font-weight-asian="normal" style:font-weight-complex="normal"/>
    </style:style>
    <style:style style:name="T5" style:family="text">
      <style:text-properties fo:font-weight="normal" officeooo:rsid="0039c880" style:font-weight-asian="normal" style:font-weight-complex="normal"/>
    </style:style>
    <style:style style:name="T6" style:family="text">
      <style:text-properties fo:font-weight="normal" officeooo:rsid="0045da08" style:font-weight-asian="normal" style:font-weight-complex="normal"/>
    </style:style>
    <style:style style:name="T7" style:family="text">
      <style:text-properties fo:font-weight="normal" officeooo:rsid="004b0c2f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08ca9"/>
    </style:style>
    <style:style style:name="T11" style:family="text">
      <style:text-properties officeooo:rsid="00264ab4"/>
    </style:style>
    <style:style style:name="T12" style:family="text">
      <style:text-properties officeooo:rsid="002ddde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9c880" style:font-weight-asian="bold" style:font-weight-complex="bold"/>
    </style:style>
    <style:style style:name="T15" style:family="text">
      <style:text-properties fo:font-weight="bold" officeooo:rsid="0044f5eb" style:font-weight-asian="bold" style:font-weight-complex="bold"/>
    </style:style>
    <style:style style:name="T16" style:family="text">
      <style:text-properties fo:font-weight="bold" officeooo:rsid="0047a00d" style:font-weight-asian="bold" style:font-weight-complex="bold"/>
    </style:style>
    <style:style style:name="T17" style:family="text">
      <style:text-properties officeooo:rsid="0039c880"/>
    </style:style>
    <style:style style:name="T18" style:family="text">
      <style:text-properties fo:font-size="12pt" fo:font-style="normal" fo:font-weight="normal" officeooo:rsid="004c4dc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ize="12pt" fo:font-style="normal" fo:font-weight="bold" officeooo:rsid="004c4dc0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bold" officeooo:rsid="004c5e14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4c5e14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4dcc5d" style:font-size-asian="12pt" style:font-style-asian="normal" style:font-size-complex="12pt" style:font-style-complex="normal"/>
    </style:style>
    <style:style style:name="T25" style:family="text">
      <style:text-properties officeooo:rsid="0040007e"/>
    </style:style>
    <style:style style:name="T26" style:family="text">
      <style:text-properties officeooo:rsid="004379c7"/>
    </style:style>
    <style:style style:name="T27" style:family="text">
      <style:text-properties officeooo:rsid="0044f5eb"/>
    </style:style>
    <style:style style:name="T28" style:family="text">
      <style:text-properties officeooo:rsid="0045da08"/>
    </style:style>
    <style:style style:name="T29" style:family="text">
      <style:text-properties officeooo:rsid="0047a00d"/>
    </style:style>
    <style:style style:name="T30" style:family="text">
      <style:text-properties officeooo:rsid="004a221e"/>
    </style:style>
    <style:style style:name="T31" style:family="text">
      <style:text-properties officeooo:rsid="004b0c2f"/>
    </style:style>
    <style:style style:name="T32" style:family="text">
      <style:text-properties officeooo:rsid="004be2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Install docker</text:p>
      <text:p text:style-name="P9"/>
      <text:p text:style-name="P9">Run the following commands</text:p>
      <text:p text:style-name="P9"/>
      <text:p text:style-name="P29">sudo apt-get remove docker docker-engine docker.io containerd runc</text:p>
      <text:p text:style-name="P29"/>
      <text:p text:style-name="P29">sudo apt-get update</text:p>
      <text:p text:style-name="P29"/>
      <text:p text:style-name="P29">sudo apt-get install \</text:p>
      <text:p text:style-name="P29"><text:s text:c="4"/>ca-certificates \</text:p>
      <text:p text:style-name="P29"><text:s text:c="4"/>curl \</text:p>
      <text:p text:style-name="P29"><text:s text:c="4"/>gnupg \</text:p>
      <text:p text:style-name="P29"><text:s text:c="4"/>lsb-release</text:p>
      <text:p text:style-name="P29"/>
      <text:p text:style-name="P29">sudo mkdir -p /etc/apt/keyrings</text:p>
      <text:p text:style-name="P29"/>
      <text:p text:style-name="P29">curl -fsSL https://download.docker.com/linux/ubuntu/gpg | sudo gpg --dearmor -o /etc/apt/keyrings/docker.gpg</text:p>
      <text:p text:style-name="P29"/>
      <text:p text:style-name="P29">echo \</text:p>
      <text:p text:style-name="P29"><text:s text:c="2"/>"deb [arch=$(dpkg --print-architecture) signed-by=/etc/apt/keyrings/docker.gpg] https://download.docker.com/linux/ubuntu \</text:p>
      <text:p text:style-name="P29"><text:s text:c="2"/>$(lsb_release -cs) stable" | sudo tee /etc/apt/sources.list.d/docker.list &gt; /dev/null</text:p>
      <text:p text:style-name="P29"/>
      <text:p text:style-name="P29">sudo apt-get update</text:p>
      <text:p text:style-name="P29"/>
      <text:p text:style-name="P29">sudo apt-get install docker-ce docker-ce-cli containerd.io docker-compose-plugin</text:p>
      <text:p text:style-name="P29"/>
      <text:p text:style-name="P29">sudo apt install docker-compose</text:p>
      <text:p text:style-name="P52">Run <text:span text:style-name="T10">application</text:span></text:p>
      <text:p text:style-name="P30"/>
      <text:p text:style-name="P9">Download application from</text:p>
      <text:p text:style-name="P26"><text:a xlink:type="simple" xlink:href="https://gitlab.com/lukas.bromig/sila2_manager/-/tree/5bb144ef1242a172f9549043019b548497175a94" text:style-name="Internet_20_link" text:visited-style-name="Visited_20_Internet_20_Link">https://gitlab.com/lukas.bromig/sila2_manager/-/tree/5bb144ef1242a172f9549043019b548497175a94</text:a></text:p>
      <text:p text:style-name="P26"/>
      <text:p text:style-name="P10">Go to the top folder<text:span text:style-name="T1"> (where docker-compose.yml is located)</text:span></text:p>
      <text:p text:style-name="P31"/>
      <text:p text:style-name="P10">Run the following</text:p>
      <text:p text:style-name="P31">sudo docker-compose up</text:p>
      <text:p text:style-name="P30"/>
      <text:p text:style-name="P11">Once the application has started, in the browser go to</text:p>
      <text:p text:style-name="P28">localhost:4200</text:p>
      <text:p text:style-name="P28"/>
      <text:p text:style-name="P11">At the top-right click the logout button so that you can log in with the correct user, that is</text:p>
      <text:p text:style-name="P28">username: admin@lamas.biovt.mw.tum.de</text:p>
      <text:p text:style-name="P28">password: 1234</text:p>
      <text:p text:style-name="P28"/>
      <text:p text:style-name="P11">On the sidebar go to Jobs → Overview; <text:span text:style-name="T11">if an error is encountered in the page, check in the terminal if an error containing “Temporary failure in name resolution” is present; if it is, go (from the top folder of the application) to</text:span></text:p>
      <text:p text:style-name="P32">backend-gateway/app/app/api/api_v1/endpoints/</text:p>
      <text:p text:style-name="P12">For each of:</text:p>
      <text:p text:style-name="P32">databases.py</text:p>
      <text:p text:style-name="P32">dataflows.py</text:p>
      <text:p text:style-name="P32">functions.py</text:p>
      <text:p text:style-name="P32">jobs.py</text:p>
      <text:p text:style-name="P32">protocols.py</text:p>
      <text:p text:style-name="P32">scheduled_jobs.py</text:p>
      <text:p text:style-name="P32">workflows.py</text:p>
      <text:p text:style-name="P13">Go to the line starting with</text:p>
      <text:p text:style-name="P33">target_service_hostname =</text:p>
      <text:p text:style-name="P13">And remove <text:span text:style-name="T1">sila2_manager_ </text:span>(right after<text:span text:style-name="T1"> http://</text:span>) and remove <text:span text:style-name="T1">_1</text:span></text:p>
      <text:p text:style-name="P14">For example, in jobs.py change from</text:p>
      <text:p text:style-name="P34">target_service_hostname = "http://sila2_manager_workflow-scheduler_1" <text:s/># -&gt; to env var</text:p>
      <text:p text:style-name="P14">to</text:p>
      <text:p text:style-name="P32">target_service_hostname = "http://workflow-scheduler" <text:s/># -&gt; to env var</text:p>
      <text:p text:style-name="P44"><text:span text:style-name="T13">Make the same change for</text:span> path/to/sila2_manager/workflow-scheduler/app/app/api/api_v1/endpoints/jobs.py <text:span text:style-name="T13">for the lines</text:span></text:p>
      <text:p text:style-name="P44">workflow_designer_python_hostname = "http://sila2_manager_workflow-designer-python_1" <text:s/># -&gt; to env var</text:p>
      <text:p text:style-name="P44">data_acquisition_hostname = "http://sila2_manager_data-acquisition_1" <text:s/># -&gt; to env var</text:p>
      <text:p text:style-name="P21">and for <text:span text:style-name="T6">path/to/sila2_manager/workflow-scheduler/app/app/scheduler.py </text:span><text:span text:style-name="T28">for the lines</text:span></text:p>
      <text:p text:style-name="P44"><text:s text:c="12"/>get(f"http://sila2_manager_data-acquisition_1:86/api/v1/data_acquisition/{job_id}/stop_data_acquisition")</text:p>
      <text:p text:style-name="P44"><text:s text:c="4"/>post(f"http://sila2_manager_data-acquisition_1:86/api/v1/data_acquisition/{job.id}/start", params=dict({'owner_id': job.owner_id}), json=jsonable_encoder(list_protocol_and_database))</text:p>
      <text:p text:style-name="P23">Restart the application and log in again</text:p>
      <text:p text:style-name="P55">Start a SiLA2 service</text:p>
      <text:p text:style-name="P1"/>
      <text:p text:style-name="P1"/>
      <text:p text:style-name="P1">Install python3.7<text:span text:style-name="T1"> (if not already installed)</text:span></text:p>
      <text:p text:style-name="P1"/>
      <text:p text:style-name="P4">sudo apt update</text:p>
      <text:p text:style-name="P4">sudo apt install software-properties-common</text:p>
      <text:p text:style-name="P4">sudo add-apt-repository ppa:deadsnakes/ppa</text:p>
      <text:p text:style-name="P4">sudo apt install python3.7</text:p>
      <text:p text:style-name="P4"/>
      <text:p text:style-name="P4"/>
      <text:p text:style-name="P2">Install pip<text:span text:style-name="T1"> (if no</text:span><text:span text:style-name="T2">t</text:span><text:span text:style-name="T1"> already installed)</text:span></text:p>
      <text:p text:style-name="P5"/>
      <text:p text:style-name="P5">sudo apt install python3-pip</text:p>
      <text:p text:style-name="P5"/>
      <text:p text:style-name="P5"/>
      <text:p text:style-name="P2">Check that pip is working</text:p>
      <text:p text:style-name="P5"/>
      <text:p text:style-name="P5">python3.7 -m pip</text:p>
      <text:p text:style-name="P5"/>
      <text:p text:style-name="P5"/>
      <text:p text:style-name="P2">If <text:span text:style-name="T1">ModuleNotFoundError: No module named 'distutils.cmd' </text:span>is received, execute the following</text:p>
      <text:p text:style-name="P2"/>
      <text:p text:style-name="P5">sudo apt install python3.7-distutils</text:p>
      <text:p text:style-name="P5"/>
      <text:p text:style-name="P5"/>
      <text:p text:style-name="P2">Download sila2lib_implementations<text:span text:style-name="T1"> </text:span>from <text:a xlink:type="simple" xlink:href="https://gitlab.com/biovt/sila2lib_implementations/-/tree/2f9806731bc978145522d0de4b95912655834f4d" text:style-name="Internet_20_link" text:visited-style-name="Visited_20_Internet_20_Link"><text:span text:style-name="T1">https://gitlab.com/biovt/sila2lib_implementations/-/tree/2f9806731bc978145522d0de4b95912655834f4d</text:span></text:a></text:p>
      <text:p text:style-name="P5"/>
      <text:p text:style-name="P5"/>
      <text:p text:style-name="P2">Go to the top folder of the downloaded sila2lib_implementations<text:span text:style-name="T1"> (where requirements.txt is located)</text:span></text:p>
      <text:p text:style-name="P5"/>
      <text:p text:style-name="P5"/>
      <text:p text:style-name="P2">Install the requirements</text:p>
      <text:p text:style-name="P5">python3.7 -m pip install -r requirements.txt</text:p>
      <text:p text:style-name="P5"/>
      <text:p text:style-name="P5"/>
      <text:p text:style-name="P3">Go to the BlueVary_v2 service</text:p>
      <text:p text:style-name="P6">cd <text:span text:style-name="T9">/path/to/sila2lib_implementations/sila2lib_implementations/BlueVary_v2</text:span></text:p>
      <text:p text:style-name="P7"/>
      <text:p text:style-name="P7"/>
      <text:p text:style-name="P3"><text:span text:style-name="T9">Start the BlueVary_v2 service</text:span><text:span text:style-name="T8"> (replace &lt;address&gt; with the IP address of the machine on the network, not the public IP address)</text:span></text:p>
      <text:p text:style-name="P7">python3.7 -m BlueVary_Service -s -a &lt;address&gt; -p 50051</text:p>
      <text:p text:style-name="P51">Run InfluxDB</text:p>
      <text:p text:style-name="P8"/>
      <text:p text:style-name="P25">wget https://dl.influxdata.com/influxdb/releases/influxdb_1.<text:span text:style-name="T12">7</text:span>.10_amd64.deb</text:p>
      <text:p text:style-name="P25">sudo dpkg -i influxdb_1.<text:span text:style-name="T12">7</text:span>.10_amd64.deb</text:p>
      <text:p text:style-name="P25"/>
      <text:p text:style-name="P25">sudo systemctl start influxdb</text:p>
      <text:p text:style-name="P25"/>
      <text:p text:style-name="P46">Run <text:span text:style-name="T12">Chronograf</text:span></text:p>
      <text:p text:style-name="P25"/>
      <text:p text:style-name="P25">wget https://dl.influxdata.com/chronograf/releases/chronograf_1.9.4_amd64.deb</text:p>
      <text:p text:style-name="P25">sudo dpkg -i chronograf_1.9.4_amd64.deb</text:p>
      <text:p text:style-name="P25"/>
      <text:p text:style-name="P25">sudo systemctl start chronograf</text:p>
      <text:p text:style-name="P54">Use application</text:p>
      <text:p text:style-name="P47"/>
      <text:p text:style-name="P47">Add a database</text:p>
      <text:p text:style-name="P27"/>
      <text:p text:style-name="P35">In the sidebar go to <text:span text:style-name="T13">Databases → Add database</text:span></text:p>
      <text:p text:style-name="P35">Fill in the information</text:p>
      <text:p text:style-name="P15">Title <text:span text:style-name="T1">and </text:span>Description<text:span text:style-name="T1"> are only informative</text:span></text:p>
      <text:p text:style-name="P15">Name<text:span text:style-name="T1"> is the name of the database that will be used inside of influxdb</text:span></text:p>
      <text:p text:style-name="P15">Username:<text:span text:style-name="T1"> </text:span>admin<text:span text:style-name="T1"> (in order to have admin privileges)</text:span></text:p>
      <text:p text:style-name="P15">Password: admin</text:p>
      <text:p text:style-name="P15">Address <text:span text:style-name="T1">should be the IP address on the network (not the public IP address) of the machine running influxdb</text:span></text:p>
      <text:p text:style-name="P15">Port: <text:span text:style-name="T1">the default port for influxdb is </text:span>8086</text:p>
      <text:p text:style-name="P17">Retention policy<text:span text:style-name="T1"> is specified in the form of </text:span>1w<text:span text:style-name="T1"> for 1 week, </text:span><text:span text:style-name="T31">2w</text:span><text:span text:style-name="T7"> for 2 weeks</text:span><text:span text:style-name="T1">, </text:span><text:span text:style-name="T31">2h</text:span><text:span text:style-name="T7"> for 2 hours,</text:span><text:span text:style-name="T1"> </text:span>Inf<text:span text:style-name="T1"> for inf</text:span><text:span text:style-name="T3">inite</text:span></text:p>
      <text:p text:style-name="P22"><text:span text:style-name="T3">C</text:span><text:span text:style-name="T1">lick </text:span>Create</text:p>
      <text:p text:style-name="P45"/>
      <text:p text:style-name="P48">Add a service</text:p>
      <text:p text:style-name="P36"/>
      <text:p text:style-name="P37">In the sidebar go to <text:span text:style-name="T13">Services → Overview</text:span></text:p>
      <text:p text:style-name="P37">Click on the <text:span text:style-name="T13">+</text:span> sign in the top right</text:p>
      <text:p text:style-name="P16">Address <text:span text:style-name="T1">should be the IP address on the network (not the public IP address) of the machine running </text:span><text:span text:style-name="T7">the</text:span><text:span text:style-name="T1"> </text:span><text:span text:style-name="T4">SiLA service</text:span></text:p>
      <text:p text:style-name="P18">Port<text:span text:style-name="T1"> should be 50051 (if this is what was used when having started the SiLA2 service as the -p argument)</text:span></text:p>
      <text:p text:style-name="P18"><text:span text:style-name="T1">Click </text:span>Add</text:p>
      <text:p text:style-name="P38">Refresh the page</text:p>
      <text:p text:style-name="P38">Make sure that under <text:span text:style-name="T13">Toggle connection </text:span>if you <text:span text:style-name="T32">h</text:span>ighlight the button it says <text:span text:style-name="T13">Disconnect</text:span> (meaning that the service is now connected); if not, click on the button</text:p>
      <text:p text:style-name="P38"/>
      <text:p text:style-name="P49">Create a protocol</text:p>
      <text:p text:style-name="P39"/>
      <text:p text:style-name="P40">In the sidebar go to <text:span text:style-name="T13">Data Protocol Design → Create protocol</text:span></text:p>
      <text:p text:style-name="P41">Fill in the information</text:p>
      <text:p text:style-name="P19">Title <text:span text:style-name="T1">is just informative</text:span></text:p>
      <text:p text:style-name="P19"><text:span text:style-name="T1">Click on the </text:span>Service<text:span text:style-name="T1"> dropdown and select a service</text:span></text:p>
      <text:p text:style-name="P41">You can add Commands, Properties and Custom data</text:p>
      <text:p text:style-name="P41"/>
      <text:p text:style-name="P19"><text:span text:style-name="T1">To add a </text:span>Command <text:span text:style-name="T1">click on the </text:span>Feature<text:span text:style-name="T1"> dropdown under </text:span>Add Command<text:span text:style-name="T1"> and select a feature, for example </text:span>SensorServicer</text:p>
      <text:p text:style-name="P41">Then click on the <text:span text:style-name="T13">Command </text:span>dropdown and select a command, for example <text:span text:style-name="T13">GetHumidity</text:span></text:p>
      <text:p text:style-name="P41">Then click <text:span text:style-name="T13">Add Command</text:span></text:p>
      <text:p text:style-name="P19"/>
      <text:p text:style-name="P20"><text:span text:style-name="T1">To add a </text:span><text:span text:style-name="T17">Property</text:span> <text:span text:style-name="T1">click on the </text:span>Feature<text:span text:style-name="T1"> dropdown under </text:span>Add <text:span text:style-name="T17">Property </text:span><text:span text:style-name="T1">and select a feature, for example </text:span><text:span text:style-name="T29">SiLAService</text:span></text:p>
      <text:p text:style-name="P42">Then click on the <text:span text:style-name="T14">Property</text:span><text:span text:style-name="T13"> </text:span>dropdown and select a <text:span text:style-name="T17">property</text:span>, for example <text:span text:style-name="T16">ServerName</text:span></text:p>
      <text:p text:style-name="P42">Then click<text:span text:style-name="T13"> Add </text:span><text:span text:style-name="T14">Property</text:span></text:p>
      <text:p text:style-name="P24"/>
      <text:p text:style-name="P43"><text:soft-page-break/>On the right side you can customize different information about the selected commands and properties</text:p>
      <text:p text:style-name="P43"/>
      <text:p text:style-name="P67">To add <text:span text:style-name="T13">Custom data </text:span>provide a name and a value (under <text:span text:style-name="T13">Add Custom Data</text:span><text:span text:style-name="T5">)</text:span> for the data you want to store <text:span text:style-name="T17">and click </text:span><text:span text:style-name="T14">Add Custom Data</text:span></text:p>
      <text:p text:style-name="P73"/>
      <text:p text:style-name="P69">Once you’re done setting protocol information, you can create it by clicking <text:span text:style-name="T13">Create Protocol</text:span></text:p>
      <text:p text:style-name="P73"/>
      <text:p text:style-name="P50">Create <text:span text:style-name="T17">experiment with protocol and database</text:span></text:p>
      <text:p text:style-name="P62">(an experiment is called job in the application)</text:p>
      <text:p text:style-name="P58">In the sidebar go to <text:span text:style-name="T13">Jobs → Create job</text:span></text:p>
      <text:p text:style-name="P59">Fill in <text:span text:style-name="T13">Name </text:span>and <text:span text:style-name="T13">Description</text:span> (which are just informative)</text:p>
      <text:p text:style-name="P59">Select a protocol and database under <text:span text:style-name="T13">Protocols and Databases </text:span>and click <text:span text:style-name="T13">Add</text:span></text:p>
      <text:p text:style-name="P59">To create the job click <text:span text:style-name="T13">Create</text:span></text:p>
      <text:p text:style-name="P59">The page will not redirect to somewhere else, but the job should be created</text:p>
      <text:p text:style-name="P59"/>
      <text:p text:style-name="P56">Schedule <text:span text:style-name="T25">experiment</text:span></text:p>
      <text:p text:style-name="P59">In the sidebar go to <text:span text:style-name="T13">Jobs → Scehdule job</text:span></text:p>
      <text:p text:style-name="P59">You should be able to see the job that was just created</text:p>
      <text:p text:style-name="P60">Select the job: click on <text:span text:style-name="T13">Select</text:span> under the displayed job</text:p>
      <text:p text:style-name="P60">On the top right set the date and time at which the job to be executed; try setting it for 2 minutes in the future, <text:span text:style-name="T13">BUT ALSO </text:span><text:span text:style-name="T15">SUBTRACT</text:span><text:span text:style-name="T13"> 2 HOURS</text:span> (there are some issues with time / timezones in the application) - for example, if it is 14:00 your time and want to schedule it to run in 2 minutes, schedule it for <text:span text:style-name="T27">12</text:span>:02</text:p>
      <text:p text:style-name="P61">Click on <text:span text:style-name="T13">Schedule</text:span> to schedule the experiment</text:p>
      <text:p text:style-name="P62">In the sidebar you can go to <text:span text:style-name="T13">Jobs → Overview</text:span> to view the scheduled <text:span text:style-name="T26">job</text:span></text:p>
      <text:p text:style-name="P63">Check that the difference between the times shown at <text:span text:style-name="T13">Scheduled at</text:span> and <text:span text:style-name="T13">Execute at </text:span>is a couple of mintues and not hours; if the difference is in hours, schedule the job again and adjust accordingly</text:p>
      <text:p text:style-name="P63"/>
      <text:p text:style-name="P57">View data in Chronograf</text:p>
      <text:p text:style-name="P64">In the sidebar go to <text:span text:style-name="T13">Databases → Overview </text:span>and for the database click on the rightmost button, this should <text:span text:style-name="T30">open Chronograf</text:span></text:p>
      <text:p text:style-name="P65">Click on <text:span text:style-name="T13">Get Started</text:span></text:p>
      <text:p text:style-name="P68"><text:span text:style-name="T20">Connection URL </text:span><text:span text:style-name="T18">can be left as is (http://localhost:8086) if the database is started on the same machine on port 8086</text:span></text:p>
      <text:p text:style-name="P65">Fill username and password:</text:p>
      <text:p text:style-name="P66">Username: admin</text:p>
      <text:p text:style-name="P66">Password: admin</text:p>
      <text:p text:style-name="P70"><text:span text:style-name="T22">Click </text:span><text:span text:style-name="T19">Add Connection</text:span></text:p>
      <text:p text:style-name="P70"><text:span text:style-name="T19">Skip </text:span><text:span text:style-name="T22">the next 2 steps</text:span></text:p>
      <text:p text:style-name="P70"><text:span text:style-name="T22">Click </text:span><text:span text:style-name="T19">View All Connections</text:span></text:p>
      <text:p text:style-name="P70"><text:span text:style-name="T22">On the left side go to </text:span><text:span text:style-name="T19">Explore</text:span></text:p>
      <text:p text:style-name="P70"><text:span text:style-name="T22">At the bottom unde </text:span><text:span text:style-name="T19">DB.RetentionPolicy</text:span><text:span text:style-name="T22"> you should see your database concatenated with the retention policy you specified (for example </text:span><text:span text:style-name="T19">my_database.2h</text:span><text:span text:style-name="T22">) - click on it</text:span></text:p>
      <text:p text:style-name="P70"><text:span text:style-name="T22">Under </text:span><text:span text:style-name="T19">Measurements &amp; Tags </text:span><text:span text:style-name="T22">click on </text:span><text:span text:style-name="T19">data-acquisition</text:span></text:p>
      <text:p text:style-name="P70"><text:span text:style-name="T22">Under fields click on </text:span><text:span text:style-name="T19">Humidity</text:span><text:span text:style-name="T22">, then on the right side on the same line as </text:span><text:span text:style-name="T19">Humidity</text:span><text:span text:style-name="T22"> click on </text:span><text:span text:style-name="T19">1 Function</text:span><text:span text:style-name="T22">, </text:span><text:span text:style-name="T23">click on </text:span><text:span text:style-name="T21">mean</text:span><text:span text:style-name="T23"> then click </text:span><text:span text:style-name="T21">apply</text:span></text:p>
      <text:p text:style-name="P71"><text:span text:style-name="T22">The saved data should be visible as a plot on the top side (the SiLA Service is running in simulation mode and returning </text:span><text:span text:style-name="T24">a fixed value</text:span><text:span text:style-name="T22">, that is why the line is flat)</text:span></text:p>
      <text:p text:style-name="P72"><text:span text:style-name="T22">Additional recorded information can be filtered under </text:span><text:span text:style-name="T19">Measurements &amp; Ta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12:34:22.424550015</meta:creation-date>
    <dc:date>2022-06-26T23:36:16.207537327</dc:date>
    <meta:editing-duration>PT13H15M5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6" meta:paragraph-count="146" meta:word-count="1162" meta:character-count="8047" meta:non-whitespace-character-count="6993"/>
  </office:meta>
</office:document-meta>
</file>